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3217" officeooo:paragraph-rsid="001d3217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paragraph-rsid="0026ee3e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weight="bold" officeooo:rsid="001d3217" officeooo:paragraph-rsid="002ac3bf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weight="bold" officeooo:rsid="00252ec4" officeooo:paragraph-rsid="00252ec4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weight="bold" officeooo:rsid="00312881" officeooo:paragraph-rsid="00312881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2cdd76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2e61cb" officeooo:paragraph-rsid="002e61cb"/>
    </style:style>
    <style:style style:name="P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304b20" officeooo:paragraph-rsid="00304b20"/>
    </style:style>
    <style:style style:name="P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304b2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5bdd" style:font-weight-asian="normal" style:font-weight-complex="normal"/>
    </style:style>
    <style:style style:name="T3" style:family="text">
      <style:text-properties fo:font-weight="normal" officeooo:rsid="0023874c" style:font-weight-asian="normal" style:font-weight-complex="normal"/>
    </style:style>
    <style:style style:name="T4" style:family="text">
      <style:text-properties fo:font-weight="normal" officeooo:rsid="00252ec4" style:font-weight-asian="normal" style:font-weight-complex="normal"/>
    </style:style>
    <style:style style:name="T5" style:family="text">
      <style:text-properties fo:font-weight="normal" officeooo:rsid="00266a3e" style:font-weight-asian="normal" style:font-weight-complex="normal"/>
    </style:style>
    <style:style style:name="T6" style:family="text">
      <style:text-properties fo:font-weight="normal" officeooo:rsid="0026ee3e" style:font-weight-asian="normal" style:font-weight-complex="normal"/>
    </style:style>
    <style:style style:name="T7" style:family="text">
      <style:text-properties fo:font-weight="normal" officeooo:rsid="002884f7" style:font-weight-asian="normal" style:font-weight-complex="normal"/>
    </style:style>
    <style:style style:name="T8" style:family="text">
      <style:text-properties fo:font-weight="normal" officeooo:rsid="002a8480" style:font-weight-asian="normal" style:font-weight-complex="normal"/>
    </style:style>
    <style:style style:name="T9" style:family="text">
      <style:text-properties fo:font-weight="normal" officeooo:rsid="002ac3bf" style:font-weight-asian="normal" style:font-weight-complex="normal"/>
    </style:style>
    <style:style style:name="T10" style:family="text">
      <style:text-properties fo:font-weight="normal" officeooo:rsid="002b6127" style:font-weight-asian="normal" style:font-weight-complex="normal"/>
    </style:style>
    <style:style style:name="T11" style:family="text">
      <style:text-properties fo:font-weight="normal" officeooo:rsid="002cdd76" style:font-weight-asian="normal" style:font-weight-complex="normal"/>
    </style:style>
    <style:style style:name="T12" style:family="text">
      <style:text-properties fo:font-weight="normal" officeooo:rsid="002e61cb" style:font-weight-asian="normal" style:font-weight-complex="normal"/>
    </style:style>
    <style:style style:name="T13" style:family="text">
      <style:text-properties fo:font-weight="normal" officeooo:rsid="00304b20" style:font-weight-asian="normal" style:font-weight-complex="normal"/>
    </style:style>
    <style:style style:name="T14" style:family="text">
      <style:text-properties fo:font-weight="normal" officeooo:rsid="00312881" style:font-weight-asian="normal" style:font-weight-complex="normal"/>
    </style:style>
    <style:style style:name="T15" style:family="text">
      <style:text-properties fo:font-weight="normal" officeooo:rsid="0031eff5" style:font-weight-asian="normal" style:font-weight-complex="normal"/>
    </style:style>
    <style:style style:name="T16" style:family="text">
      <style:text-properties fo:font-weight="normal" officeooo:rsid="003240b7" style:font-weight-asian="normal" style:font-weight-complex="normal"/>
    </style:style>
    <style:style style:name="T17" style:family="text">
      <style:text-properties style:text-position="super 58%" fo:font-weight="normal" officeooo:rsid="00225bdd" style:font-weight-asian="normal" style:font-weight-complex="normal"/>
    </style:style>
    <style:style style:name="T18" style:family="text">
      <style:text-properties style:text-position="super 58%" fo:font-weight="normal" officeooo:rsid="002a848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: <text:span text:style-name="T1">Santa Cruz Election Results</text:span></text:p>
      <text:p text:style-name="P1">Subtitle: <text:span text:style-name="T1">And what it means for Cabrillo</text:span></text:p>
      <text:p text:style-name="P1">By:<text:span text:style-name="T1"> Ethan Breckenridge</text:span></text:p>
      <text:p text:style-name="P2"><text:span text:style-name="T7">Voters decided that </text:span><text:span text:style-name="T8">Cabrillo College</text:span><text:span text:style-name="T7"> will not get </text:span><text:span text:style-name="T8">a new science building, library, and first responder training, </text:span><text:span text:style-name="T7">after the </text:span><text:span text:style-name="T5">$274.1 </text:span><text:span text:style-name="T8">m</text:span><text:span text:style-name="T5">illion </text:span><text:span text:style-name="T8">e</text:span><text:span text:style-name="T5">ducation bond </text:span><text:span text:style-name="T8">got </text:span><text:span text:style-name="T5">shot down </text:span><text:span text:style-name="T8">in the March 3</text:span><text:span text:style-name="T18">rd</text:span><text:span text:style-name="T8"> election.</text:span><text:span text:style-name="T5"> <text:s/></text:span></text:p>
      <text:p text:style-name="P6"><text:span text:style-name="T10">“I think there’s a good number of absentee ballot still to come in,” said Cabrillo </text:span><text:span text:style-name="T11">College President Matt Wetstein the day after the election. </text:span><text:span text:style-name="T10">“I just want the democratic process play out.”</text:span><text:span text:style-name="T11"> </text:span></text:p>
      <text:p text:style-name="P6"><text:span text:style-name="T11">His</text:span><text:span text:style-name="T9"> hypothesis on why the bond failed was </text:span><text:span text:style-name="T12">that it was placed on the ballot below another education bond and there was a statewide trend against community college bonds. Bonds also failed in in </text:span><text:span text:style-name="T9">Merced and Rancho Santiago. </text:span></text:p>
      <text:p text:style-name="P7"><text:span text:style-name="T9">I</text:span><text:span text:style-name="T1">f this fails after the final tally, Wetstein said he will talk to the school’s board about another attempt in the future. </text:span></text:p>
      <text:p text:style-name="P8"><text:span text:style-name="T13">A</text:span><text:span text:style-name="T1">nother bond measure will be at least another four years, as Wetstein think this November won’t be favorable for education bonds. </text:span></text:p>
      <text:p text:style-name="P8"><text:span text:style-name="T9">C</text:span><text:span text:style-name="T1">abrillo wanted to spend the money on a new science building, renovations to the library and administration building, and on new programs for first responders. </text:span></text:p>
      <text:p text:style-name="P9"><text:span text:style-name="T13">Students are shut out from science classes because there is no space. We have a science building that, “was built before Neil Armstrong walked on the moon” in 1969.</text:span></text:p>
      <text:p text:style-name="P3"><text:span text:style-name="T5">With the </text:span><text:span text:style-name="T6">just over 26,000 </text:span><text:span text:style-name="T14">yes votes</text:span><text:span text:style-name="T6"> and 25,778 </text:span><text:span text:style-name="T14">no’s,</text:span><text:span text:style-name="T6"> the 55 </text:span><text:span text:style-name="T14">percent </text:span><text:span text:style-name="T6">majority needed for the </text:span><text:span text:style-name="T14">bond to pass</text:span><text:span text:style-name="T6"> missed the mark by just under 2,500 votes. </text:span></text:p>
      <text:p text:style-name="P5"><text:span text:style-name="T1">In other ballot issues, </text:span><text:span text:style-name="T6">S</text:span><text:span text:style-name="T1">anta Cruzans hugely </text:span><text:span text:style-name="T15">supported </text:span><text:span text:style-name="T2">Bernie Sanders </text:span><text:span text:style-name="T15">who </text:span><text:span text:style-name="T2">got the largest percent of the votes, </text:span><text:span text:style-name="T15">with </text:span><text:span text:style-name="T2">38.4 </text:span><text:span text:style-name="T1">percent </text:span><text:span text:style-name="T2">of the 41,572 votes. Anna Eshoo and Jimmy Panetta, continue to be the US Representatives for the 18</text:span><text:span text:style-name="T17">th</text:span><text:span text:style-name="T2"> and 20</text:span><text:span text:style-name="T17">th</text:span><text:span text:style-name="T2"> Congressional Districts, </text:span><text:span text:style-name="T3">with John Laird was elected with 56.9 </text:span><text:span text:style-name="T1">percent</text:span><text:span text:style-name="T3"> of the vote, </text:span><text:span text:style-name="T4">and b</text:span><text:span text:style-name="T3">oth Drew Glover and Chri Krohn were recalled with 56 </text:span><text:span text:style-name="T1">percent</text:span><text:span text:style-name="T3"> and 54 </text:span><text:span text:style-name="T1">percent</text:span><text:span text:style-name="T3"> of the vote respectively.</text:span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10:21:23.576138970</meta:creation-date>
    <dc:date>2020-03-04T16:39:50.251568304</dc:date>
    <meta:editing-duration>PT1H48M26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2" meta:word-count="314" meta:character-count="1858" meta:non-whitespace-character-count="1548"/>
  </office:meta>
</office:document-meta>
</file>